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256d"/>
    </style:style>
    <style:style style:name="P2" style:family="paragraph" style:parent-style-name="First_20_line_20_indent">
      <style:text-properties officeooo:paragraph-rsid="001ea130"/>
    </style:style>
    <style:style style:name="P3" style:family="paragraph" style:parent-style-name="Heading">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696_1072782762"/>Anos 70: Década<text:line-break/>do progresso cultural<text:bookmark-end text:name="__RefHeading___Toc4696_1072782762"/></text:h>
      <text:p text:style-name="First_20_line_20_indent"/>
      <text:p text:style-name="First_20_line_20_indent">Aqueles que hoje trabalham para tomar o poder do Estado com o objetivo de defender e construir um novo Estado para os trabalhadores, podem se sentir impressionados e motivados pelo enorme trabalho cultural que a Revolução Cubana teve que fazer durante os anos 70, principalmente sobre a questão da liberação das mulheres, bem como a sexualidade e os papeis sociais de gênero.</text:p>
      <text:p text:style-name="First_20_line_20_indent">O estudo concluído em 1984 de Arguelles e Rich argumenta que três eventos “marcaram, de maneira gradual, o desenvolvimento da qualidade de vida das condições dos homens gays e das lésbicas em Cuba durante os anos setenta: O Primeiro Congresso Nacional de Educação e Cultura, a publicação do Código das Famílias e a criação de um grupo nacional para a educação sexual”.</text:p>
      <text:p text:style-name="First_20_line_20_indent">Arguelles e Rich explicam que, no Congresso de Educação e Cultura ocorrido em 1971, “por um lado, a homossexualidade não era considerada fruto da decadência e que ela não era mais vista pelos líderes revolucionários como um problema fundamental na sociedade cubana, pelo contrário, era vista como um comportamento sexual que necessitava ser estudado.</text:p>
      <text:p text:style-name="First_20_line_20_indent">Por outro lado, houve declarações no mesmo congresso que pediam a remoção dos homossexuais no campo da educação, mantendo assim a visão que a homossexualidade contaminava a estrutura política.”</text:p>
      <text:p text:style-name="First_20_line_20_indent">A declaração do Congresso de 1971 desmoralizou alguns ativistas do mundo inteiro que esperavam que a tomada do poder do Estado em Cuba inauguraria uma transformação imediata e profunda no campo teórico, social e econômico.</text:p>
      <text:p text:style-name="First_20_line_20_indent">Alguns ativistas sucumbiram ao medo de que o preconceito é um traço enraizado no ser humano e que nunca poderá ser erradicado em qualquer tipo de sociedade, até mesmo em uma socialista.</text:p>
      <text:p text:style-name="First_20_line_20_indent">Os anticomunistas tentaram usar o documento do Congresso de 1971 para descreditar o processo revolucionário como um todo.</text:p>
      <text:p text:style-name="First_20_line_20_indent">Ambos movimentos devem ser analisados mais de perto.</text:p>
      <text:h text:style-name="Heading_20_2" text:outline-level="2">Raízes do preconceito</text:h>
      <text:p text:style-name="First_20_line_20_indent">Estudando as condições econômicas e sociais específicas de Cuba, podemos estabelecer uma visão mais ampla sobre o que gera o preconceito, seja contra uma relação de duas pessoas do mesmo sexo, contra a variação de gênero, ou contra o racismo. Além disso, podemos entender melhor quais tipos de mudanças materiais são necessárias para poder erradicar toda forma de preconceito.</text:p>
      <text:p text:style-name="First_20_line_20_indent">Prejudice — ideology that pits groups within the vast laboring and oppressed class worldwide against each other — is not the same as superstition. Superstitions are explanations concerning the material world that the scientific process later proves are untrue. Attempts to supplant that new, scientific understanding with old superstitions are consciously reactionary.</text:p>
      <text:p text:style-name="First_20_line_20_indent">Prejudices, however, are rooted in the historical development of class-divided societies. They are used as a conscious ideological campaign to frustrate mass unity among the laboring masses over millennia. These lies, minted like gold, have only profited emperors and kings, landowners and barons.</text:p>
      <text:p text:style-name="First_20_line_20_indent">Segundo a observação de Karl Marx, “as ideias da classe dominante são, em cada época, as ideias dominantes”, isto é, “a classe que é a força material dominante da sociedade é, ao mesmo tempo, sua força espiritual dominante”.</text:p>
      <text:p text:style-name="First_20_line_20_indent">Colonialism and imperialism didn’t just bring reactionary ideas. The patriarchal ruling-class ideologies they enforced served to buttress their structures of enslavement of Cuba, as elsewhere.</text:p>
      <text:p text:style-name="First_20_line_20_indent">A colonização espanhola reforçou os decretos contra o relacionamento homossexual em Cuba a partir do terror da inquisição, enquanto que a igreja se encargou de impregnar esta sexualidade com vergonha e culpa.</text:p>
      <text:p text:style-name="First_20_line_20_indent">Imperialism swiftly centralized and shaped what became a numerically huge new urban homosexual/gender-variant subculture, mostly male, within the larger culture(s) in Cuba for the sole purpose of sexual exploitation for profit. Tens of thousands of Cuban women and girls, including many enslaved in “domestic” jobs, were ruthlessly sexually exploited, as well.</text:p>
      <text:p text:style-name="First_20_line_20_indent">So it is not difficult to understand why homosexuality, coupled with gender variance, would seem to be a product of “bourgeois decadence” in Cuba. And it’s not hard to understand why many Cubans believed that homosexuality and gender varience would go away with the shutting down of these non-productive, exploitative industries.</text:p>
      <text:p text:style-name="First_20_line_20_indent">No entanto, o Congresso Cultural de 1971 marcou o distanciamento dessa concepção.</text:p>
      <text:h text:style-name="Heading_20_2" text:outline-level="2">Mudança de ideias</text:h>
      <text:p text:style-name="First_20_line_20_indent">Revolution is not a single act, it’s a process. The revolution created the basis for social and economic transformation that has been profound and is ongoing, a particularly remarkable achievement carried out under almost half a century of imperialist siege.</text:p>
      <text:p text:style-name="First_20_line_20_indent">Um dos primeiros objetivos da revolução em Cuba era a criação de novos postos de trabalho, bem como o fornecimento de comida, habitação, saúde e educação para toda a população, bem como também defender o novo estado revolucionário contra um ataque imperialista.</text:p>
      <text:p text:style-name="First_20_line_20_indent">At the same time, the 1959 Cuban Revolution faced the odious task of cleaning out the Augean stables filled with 450 years of rotting, stinking oppressor culture excreted by Spanish colonialism and U.S. imperialism. And the U.S. tried to take away every shovel that the Cubans needed to do that work.</text:p>
      <text:p text:style-name="First_20_line_20_indent">Enquanto as divisões profundas baseadas no preconceito ajudam a manutenção do sistema econômico colonial e imperialista, toda forma de preconceito ideológico, seja da supremacia branca, da supremacia do homem e do fanatismo contra homossexuais, impede a união necessária para construir uma economia socialista de maneira coletiva.</text:p>
      <text:p text:style-name="First_20_line_20_indent">A declaração do Congresso de 1971 estabeleceu que “para a burguesia, acabar com os elementos culturais da sua classe representa o desaparecimento da cultura como um todo”.</text:p>
      <text:p text:style-name="First_20_line_20_indent">“Para a classe trabalhadora e as pessoas em geral, a cultura proveniente da luta revolucionária é a conquista e o desenvolvimento da herança cultural mais valiosa da humanidade na qual a classe exploradora impediu seu acesso durante séculos”.</text:p>
      <text:p text:style-name="First_20_line_20_indent">Além disso, a declaração do Congresso de 1971 enfatiza que: “as mudanças no campo das relações sexuais decorrem da própria sociedade na medida em que esta se desenvolve nos campos sociais, culturais e econômicos e conforme vai adquirindo de maneira mais consistente uma ideologia revolucionária”.</text:p>
      <text:h text:style-name="Heading_20_2" text:outline-level="2">FIDEL: “sucessos tangíveis e práticos”</text:h>
      <text:p text:style-name="First_20_line_20_indent">Looking back from the vantage point of 1992, Cuban revolutionary leader Fidel Castro told Tomás Borge, a priest and founder of the Sandinista National Liberation Front, “We inherited male chauvinism and many other bad habits from the conquistadors. That was an historical inheritance. In some countries more than in others, but in none was there more struggle than in ours and I believe that in none have there been more tangible and practical successes.” (Borge)</text:p>
      <text:p text:style-name="P1">Fidel Castro recalled, in a series of interviews between 2003 and 2005, “[W]e had to work very hard to do away with racial prejudice here. Concerning women, there was strong prejudice, as strong as in the case of homosexuals.” (Ramonet) </text:p>
      <text:p text:style-name="P1"/>
      <text:p text:style-name="P1">Castro had told Borge, “There was, for example, one standard for judging the personal conduct of a man and another for a woman. We had this situation for years in the party and I led fights and argued a lot about this. If there was infidelity in a marriage on behalf of the man, there was no problem, no worry, on the other hand it was a subject of discussion in the party units when there was infidelity on the part of the woman. There was one way of judging sexual relations of men and another of women. I had to fight hard, against deeply rooted tendencies that were not the product of any sermon or doctrine, or education, but the male chauvinist concepts and prejudices that exist in the heart of our society.”</text:p>
      <text:p text:style-name="First_20_line_20_indent">Castro acrescentou: “Eu não vou negar que, em um certo momento, o chauvinismo masculino também influenciou nossas atitudes em relação à homossexualidade”.</text:p>
      <text:p text:style-name="First_20_line_20_indent">He explained to Ramonet, “There was less prejudice against homosexuals in the most cultured and educated sectors, but that prejudice was very strong in sectors of low educational level — the illiteracy rate was around 30 percent those years — and among the nearly-illiterate, and even among many professionals. That was a real fact in our society.” (Ramonet)</text:p>
      <text:p text:style-name="First_20_line_20_indent">One of the first actions of the revolution in 1960 — the Year of Education — was to organize volunteers to teach 700,000 adults to read. Cuba rapidly reached the highest literacy rate in Latin America.</text:p>
      <text:p text:style-name="First_20_line_20_indent">Fidel Castro metaphorically answered the idealist concept of change with a scientific materialist view in an interview with a Galician television station in Spain in 1988. He talked about how the cultural mass process of the revolution deepened understanding about same-sex love.</text:p>
      <text:p text:style-name="First_20_line_20_indent">“God needed seven days to make the world,” he said, “you must understand that to remake this world, to destroy a world like that which we had here and to make a new one, there wasn’t much light, and at first there was a lot of darkness, and a lot of confusion about a series of problems. Our society, our party, our government now have ideas that are clearer, wiser and more intelligent about many of these problems. Given that we can make mistakes, we obsessively follow the idea of what is just, right and best for the people, and what is the most humane for our people and our society. However, the task is not easy. I think that each time we get closer to the right criteria for making the world we want.”</text:p>
      <text:h text:style-name="Heading_20_2" text:outline-level="2">Revolução: “escola do pensamento livre”</text:h>
      <text:p text:style-name="First_20_line_20_indent">Fidel Castro disse em uma famosa conversa em 1962 que a “Revolução deve ser uma escola do pensamento livre”.</text:p>
      <text:p text:style-name="First_20_line_20_indent">A dinâmica intelectual e cultural da Revolução Cubana, combinada com a liderança comunista e a participação das massas, é a clara evidência do progresso nos anos 70 em relação às mulheres e às relações homoafetivas.</text:p>
      <text:p text:style-name="First_20_line_20_indent">Os líderes cubanos continuaram a organizar reuniões com as massas para discussões e debates que promovem as mudanças ligadas à sexualidade, sexo e papeis sociais de gênero.</text:p>
      <text:p text:style-name="P2">Two years after the 1971 congress declaration that no homosexual should officially represent the country, it was overruled by a Cuban court. (Hatch) </text:p>
      <text:p text:style-name="P2">In 1975, the limits on employment of homosexuals in the arts and education were overturned by the Cuban Supreme Court, which ruled in favor of gay artists who were petitioning for compensation and reinstatement in their workplace. (cuba-solidarity.org.uk) </text:p>
      <text:p text:style-name="P2">No mesmo ano, um revolucionário Código das Famílias foi adotado, solicitando uma participação equitativa dos homens na criação dos filhos e nas tarefas domésticas.</text:p>
      <text:p text:style-name="First_20_line_20_indent">Também em 1975, um novo Ministério da Cultura foi inaugurado, junto com uma comissão para estudar a homossexualidade.</text:p>
      <text:p text:style-name="First_20_line_20_indent">Essa comissão abriu a porta para a descriminalização formal das relações homoafetivas.</text:p>
      <text:p text:style-name="First_20_line_20_indent">Porém, o imperialismo estadunidense, que explorou a população cubana homossexual e trans antes da revolução, continua a explorá-la politicamente.</text:p>
      <text:p text:style-name="First_20_line_20_indent"/>
      <text:p text:style-name="P3">BLOQUEIO IMPERIALISTA E EXTORSÃO ANTI-GAY DA C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70s: Decade
of cultural progress</dc:title>
    <dc:date>2023-04-18T14:06:44.114188514</dc:date>
    <dc:creator>Daniel Garcia</dc:creator>
    <meta:editing-duration>P0D</meta:editing-duration>
    <meta:editing-cycles>1</meta:editing-cycles>
    <meta:document-statistic meta:table-count="0" meta:image-count="0" meta:object-count="0" meta:paragraph-count="47" meta:word-count="1648" meta:character-count="10388" meta:non-whitespace-character-count="8775"/>
    <meta:generator>LibreOffice/7.5.1.2$Linux_X86_64 LibreOffice_project/50$Build-2</meta:generator>
    <meta:template xlink:type="simple" xlink:actuate="onRequest" xlink:title="" xlink:href="../cubabook.odm" meta:date="2023-04-18T14:08:43.635714652"/>
  </office:meta>
</office:document-meta>
</file>